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28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ttps://kls.pria.ee/ka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669" calcext:value-type="float">
            <text:p>7669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297" calcext:value-type="float">
            <text:p>5297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706" calcext:value-type="float">
            <text:p>10706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890" calcext:value-type="float">
            <text:p>9890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161" calcext:value-type="float">
            <text:p>10161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074" calcext:value-type="float">
            <text:p>10074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494" calcext:value-type="float">
            <text:p>4494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6207" calcext:value-type="float">
            <text:p>6207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31156" calcext:value-type="float">
            <text:p>231156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596" calcext:value-type="float">
            <text:p>11596</text:p>
          </table:table-cell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179" calcext:value-type="float">
            <text:p>11179</text:p>
          </table:table-cell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586" calcext:value-type="float">
            <text:p>12586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215" calcext:value-type="float">
            <text:p>12215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840" calcext:value-type="float">
            <text:p>9840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142" calcext:value-type="float">
            <text:p>7142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290" calcext:value-type="float">
            <text:p>20290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521" calcext:value-type="float">
            <text:p>12521</text:p>
          </table:table-cell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124" calcext:value-type="float">
            <text:p>12124</text:p>
          </table:table-cell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878" calcext:value-type="float">
            <text:p>10878</text:p>
          </table:table-cell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698" calcext:value-type="float">
            <text:p>10698</text:p>
          </table:table-cell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25078" calcext:value-type="float">
            <text:p>325078</text:p>
          </table:table-cell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16497" calcext:value-type="float">
            <text:p>416497</text:p>
          </table:table-cell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19926" calcext:value-type="float">
            <text:p>319926</text:p>
          </table:table-cell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29805" calcext:value-type="float">
            <text:p>42980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2325" calcext:value-type="float">
            <text:p>232325</text:p>
          </table:table-cell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No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39" calcext:value-type="float">
            <text:p>9439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06" calcext:value-type="float">
            <text:p>3706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095" calcext:value-type="float">
            <text:p>5095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918" calcext:value-type="float">
            <text:p>11918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461" calcext:value-type="float">
            <text:p>9461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190" calcext:value-type="float">
            <text:p>12190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828" calcext:value-type="float">
            <text:p>9828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120" calcext:value-type="float">
            <text:p>9120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894" calcext:value-type="float">
            <text:p>10894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104" calcext:value-type="float">
            <text:p>11104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212" calcext:value-type="float">
            <text:p>11212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280" calcext:value-type="float">
            <text:p>9280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8555" calcext:value-type="float">
            <text:p>8555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093" calcext:value-type="float">
            <text:p>4093</text:p>
          </table:table-cell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439" calcext:value-type="float">
            <text:p>5439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1409" calcext:value-type="float">
            <text:p>11409</text:p>
          </table:table-cell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923" calcext:value-type="float">
            <text:p>9923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242" calcext:value-type="float">
            <text:p>11242</text:p>
          </table:table-cell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47" calcext:value-type="float">
            <text:p>10547</text:p>
          </table:table-cell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819" calcext:value-type="float">
            <text:p>9819</text:p>
          </table:table-cell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484" calcext:value-type="float">
            <text:p>3484</text:p>
          </table:table-cell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669" calcext:value-type="float">
            <text:p>12669</text:p>
          </table:table-cell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1347" calcext:value-type="float">
            <text:p>11347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333" calcext:value-type="float">
            <text:p>11333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711" calcext:value-type="float">
            <text:p>107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26281" calcext:value-type="float">
            <text:p>226281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0674" calcext:value-type="float">
            <text:p>10674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808" calcext:value-type="float">
            <text:p>11808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214" calcext:value-type="float">
            <text:p>9214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282" calcext:value-type="float">
            <text:p>8282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509" calcext:value-type="float">
            <text:p>4509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732" calcext:value-type="float">
            <text:p>9732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128" calcext:value-type="float">
            <text:p>10128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052" calcext:value-type="float">
            <text:p>8052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363" calcext:value-type="float">
            <text:p>7363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596" calcext:value-type="float">
            <text:p>6596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375" calcext:value-type="float">
            <text:p>9375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761" calcext:value-type="float">
            <text:p>8761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9059" calcext:value-type="float">
            <text:p>9059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8274" calcext:value-type="float">
            <text:p>8274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344" calcext:value-type="float">
            <text:p>7344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659" calcext:value-type="float">
            <text:p>5659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399" calcext:value-type="float">
            <text:p>11399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768" calcext:value-type="float">
            <text:p>9768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353" calcext:value-type="float">
            <text:p>8353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192" calcext:value-type="float">
            <text:p>5192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715" calcext:value-type="float">
            <text:p>1071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9613" calcext:value-type="float">
            <text:p>9613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9967" calcext:value-type="float">
            <text:p>9967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ttp://kls.pria.ee/geoserver/pria_avalik/o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kls.pria.ee/geoserver/pria_avalik/w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inspire.pria.ee/services/services/wf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p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p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p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Ap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p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p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u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u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u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e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e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Ju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u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u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inspire.pria.ee/services/services/w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Ap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Ap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Fe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e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e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J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Ja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u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Ju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u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Ju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J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J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Pivot Table_stats_1" table:style-name="ta1">
        <table:table-column table:style-name="co5" table:default-cell-style-name="ce3"/>
        <table:table-column table:style-name="co5" table:default-cell-style-name="ce7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s://kls.pria.ee/kaart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6" office:value-type="float" office:value="89842" calcext:value-type="float">
            <text:p>89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36772" calcext:value-type="float">
            <text:p>236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493118" calcext:value-type="float">
            <text:p>493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2086553" calcext:value-type="float">
            <text:p>208655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2906285" calcext:value-type="float">
            <text:p>290628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kls.pria.ee/geoserver/pria_avalik/ows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3722" calcext:value-type="float">
            <text:p>372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kls.pria.ee/geoserver/pria_avalik/wms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6"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0792" calcext:value-type="float">
            <text:p>1079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inspire.pria.ee/services/services/wfs</text:p>
          </table:table-cell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6"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5395" calcext:value-type="float">
            <text:p>53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5184" calcext:value-type="float">
            <text:p>1518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inspire.pria.ee/services/services/wms</text:p>
          </table:table-cell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6"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7892" calcext:value-type="float">
            <text:p>7892</text:p>
          </table:table-cell>
          <table:table-cell table:number-columns-repeated="2"/>
        </table:table-row>
      </table:table>
      <table:named-expressions/>
      <table:database-ranges>
        <table:database-range table:name="__Anonymous_DB__1" table:target-range-address="stats.B3:stats.B3" table:contains-header="false" table:orientation="column"/>
        <table:database-range table:name="__Anonymous_DB__2" table:target-range-address="stats.B3:stats.D93" table:contains-header="false" table:orientation="column"/>
      </table:database-ranges>
      <table:data-pilot-tables>
        <table:data-pilot-table table:name="DataPilot1" table:application-data="" table:target-range-address="'Pivot Table_stats_1'.A1:'Pivot Table_stats_1'.B6" table:buttons="'Pivot Table_stats_1'.A1" table:show-filter-button="false" table:drill-down-on-double-click="false">
          <table:source-cell-range table:cell-range-address="stats.B2:stats.D93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697" table:display="true" table:show-details="true"/>
                <table:data-pilot-member table:name="2887" table:display="true" table:show-details="true"/>
                <table:data-pilot-member table:name="3319" table:display="true" table:show-details="true"/>
                <table:data-pilot-member table:name="3484" table:display="true" table:show-details="true"/>
                <table:data-pilot-member table:name="3633" table:display="true" table:show-details="true"/>
                <table:data-pilot-member table:name="3706" table:display="true" table:show-details="true"/>
                <table:data-pilot-member table:name="4093" table:display="true" table:show-details="true"/>
                <table:data-pilot-member table:name="4392" table:display="true" table:show-details="true"/>
                <table:data-pilot-member table:name="4444" table:display="true" table:show-details="true"/>
                <table:data-pilot-member table:name="4494" table:display="true" table:show-details="true"/>
                <table:data-pilot-member table:name="4509" table:display="true" table:show-details="true"/>
                <table:data-pilot-member table:name="4568" table:display="true" table:show-details="true"/>
                <table:data-pilot-member table:name="5040" table:display="true" table:show-details="true"/>
                <table:data-pilot-member table:name="5095" table:display="true" table:show-details="true"/>
                <table:data-pilot-member table:name="5192" table:display="true" table:show-details="true"/>
                <table:data-pilot-member table:name="5200" table:display="true" table:show-details="true"/>
                <table:data-pilot-member table:name="5297" table:display="true" table:show-details="true"/>
                <table:data-pilot-member table:name="5439" table:display="true" table:show-details="true"/>
                <table:data-pilot-member table:name="5484" table:display="true" table:show-details="true"/>
                <table:data-pilot-member table:name="5563" table:display="true" table:show-details="true"/>
                <table:data-pilot-member table:name="5659" table:display="true" table:show-details="true"/>
                <table:data-pilot-member table:name="6207" table:display="true" table:show-details="true"/>
                <table:data-pilot-member table:name="6596" table:display="true" table:show-details="true"/>
                <table:data-pilot-member table:name="6978" table:display="true" table:show-details="true"/>
                <table:data-pilot-member table:name="7142" table:display="true" table:show-details="true"/>
                <table:data-pilot-member table:name="7344" table:display="true" table:show-details="true"/>
                <table:data-pilot-member table:name="7363" table:display="true" table:show-details="true"/>
                <table:data-pilot-member table:name="7669" table:display="true" table:show-details="true"/>
                <table:data-pilot-member table:name="8052" table:display="true" table:show-details="true"/>
                <table:data-pilot-member table:name="8157" table:display="true" table:show-details="true"/>
                <table:data-pilot-member table:name="8274" table:display="true" table:show-details="true"/>
                <table:data-pilot-member table:name="8282" table:display="true" table:show-details="true"/>
                <table:data-pilot-member table:name="8353" table:display="true" table:show-details="true"/>
                <table:data-pilot-member table:name="8381" table:display="true" table:show-details="true"/>
                <table:data-pilot-member table:name="8555" table:display="true" table:show-details="true"/>
                <table:data-pilot-member table:name="8761" table:display="true" table:show-details="true"/>
                <table:data-pilot-member table:name="8882" table:display="true" table:show-details="true"/>
                <table:data-pilot-member table:name="9059" table:display="true" table:show-details="true"/>
                <table:data-pilot-member table:name="9120" table:display="true" table:show-details="true"/>
                <table:data-pilot-member table:name="9171" table:display="true" table:show-details="true"/>
                <table:data-pilot-member table:name="9199" table:display="true" table:show-details="true"/>
                <table:data-pilot-member table:name="9214" table:display="true" table:show-details="true"/>
                <table:data-pilot-member table:name="9280" table:display="true" table:show-details="true"/>
                <table:data-pilot-member table:name="9375" table:display="true" table:show-details="true"/>
                <table:data-pilot-member table:name="9439" table:display="true" table:show-details="true"/>
                <table:data-pilot-member table:name="9461" table:display="true" table:show-details="true"/>
                <table:data-pilot-member table:name="9613" table:display="true" table:show-details="true"/>
                <table:data-pilot-member table:name="9732" table:display="true" table:show-details="true"/>
                <table:data-pilot-member table:name="9768" table:display="true" table:show-details="true"/>
                <table:data-pilot-member table:name="9819" table:display="true" table:show-details="true"/>
                <table:data-pilot-member table:name="9828" table:display="true" table:show-details="true"/>
                <table:data-pilot-member table:name="9840" table:display="true" table:show-details="true"/>
                <table:data-pilot-member table:name="9890" table:display="true" table:show-details="true"/>
                <table:data-pilot-member table:name="9923" table:display="true" table:show-details="true"/>
                <table:data-pilot-member table:name="9967" table:display="true" table:show-details="true"/>
                <table:data-pilot-member table:name="10074" table:display="true" table:show-details="true"/>
                <table:data-pilot-member table:name="10128" table:display="true" table:show-details="true"/>
                <table:data-pilot-member table:name="10161" table:display="true" table:show-details="true"/>
                <table:data-pilot-member table:name="10547" table:display="true" table:show-details="true"/>
                <table:data-pilot-member table:name="10674" table:display="true" table:show-details="true"/>
                <table:data-pilot-member table:name="10698" table:display="true" table:show-details="true"/>
                <table:data-pilot-member table:name="10706" table:display="true" table:show-details="true"/>
                <table:data-pilot-member table:name="10711" table:display="true" table:show-details="true"/>
                <table:data-pilot-member table:name="10715" table:display="true" table:show-details="true"/>
                <table:data-pilot-member table:name="10878" table:display="true" table:show-details="true"/>
                <table:data-pilot-member table:name="10894" table:display="true" table:show-details="true"/>
                <table:data-pilot-member table:name="11104" table:display="true" table:show-details="true"/>
                <table:data-pilot-member table:name="11179" table:display="true" table:show-details="true"/>
                <table:data-pilot-member table:name="11212" table:display="true" table:show-details="true"/>
                <table:data-pilot-member table:name="11242" table:display="true" table:show-details="true"/>
                <table:data-pilot-member table:name="11333" table:display="true" table:show-details="true"/>
                <table:data-pilot-member table:name="11347" table:display="true" table:show-details="true"/>
                <table:data-pilot-member table:name="11399" table:display="true" table:show-details="true"/>
                <table:data-pilot-member table:name="11409" table:display="true" table:show-details="true"/>
                <table:data-pilot-member table:name="11596" table:display="true" table:show-details="true"/>
                <table:data-pilot-member table:name="11808" table:display="true" table:show-details="true"/>
                <table:data-pilot-member table:name="11918" table:display="true" table:show-details="true"/>
                <table:data-pilot-member table:name="12124" table:display="true" table:show-details="true"/>
                <table:data-pilot-member table:name="12190" table:display="true" table:show-details="true"/>
                <table:data-pilot-member table:name="12215" table:display="true" table:show-details="true"/>
                <table:data-pilot-member table:name="12521" table:display="true" table:show-details="true"/>
                <table:data-pilot-member table:name="12586" table:display="true" table:show-details="true"/>
                <table:data-pilot-member table:name="12669" table:display="true" table:show-details="true"/>
                <table:data-pilot-member table:name="20290" table:display="true" table:show-details="true"/>
                <table:data-pilot-member table:name="226281" table:display="true" table:show-details="true"/>
                <table:data-pilot-member table:name="231156" table:display="true" table:show-details="true"/>
                <table:data-pilot-member table:name="232325" table:display="true" table:show-details="true"/>
                <table:data-pilot-member table:name="319926" table:display="true" table:show-details="true"/>
                <table:data-pilot-member table:name="325078" table:display="true" table:show-details="true"/>
                <table:data-pilot-member table:name="416497" table:display="true" table:show-details="true"/>
                <table:data-pilot-member table:name="4298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tats_1'.A9:'Pivot Table_stats_1'.B14" table:buttons="'Pivot Table_stats_1'.A9" table:show-filter-button="false" table:drill-down-on-double-click="false">
          <table:source-cell-range table:cell-range-address="stats.B97:stats.D188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8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38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92" table:display="true" table:show-details="true"/>
                <table:data-pilot-member table:name="240" table:display="true" table:show-details="true"/>
                <table:data-pilot-member table:name="328" table:display="true" table:show-details="true"/>
                <table:data-pilot-member table:name="6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tats_1'.A17:'Pivot Table_stats_1'.B22" table:buttons="'Pivot Table_stats_1'.A17" table:show-filter-button="false" table:drill-down-on-double-click="false">
          <table:source-cell-range table:cell-range-address="stats.B192:stats.D279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9" table:display="true" table:show-details="true"/>
                <table:data-pilot-member table:name="67" table:display="true" table:show-details="true"/>
                <table:data-pilot-member table:name="73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4" table:display="true" table:show-details="true"/>
                <table:data-pilot-member table:name="128" table:display="true" table:show-details="true"/>
                <table:data-pilot-member table:name="134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7" table:display="true" table:show-details="true"/>
                <table:data-pilot-member table:name="186" table:display="true" table:show-details="true"/>
                <table:data-pilot-member table:name="210" table:display="true" table:show-details="true"/>
                <table:data-pilot-member table:name="220" table:display="true" table:show-details="true"/>
                <table:data-pilot-member table:name="226" table:display="true" table:show-details="true"/>
                <table:data-pilot-member table:name="235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56" table:display="true" table:show-details="true"/>
                <table:data-pilot-member table:name="417" table:display="true" table:show-details="true"/>
                <table:data-pilot-member table:name="491" table:display="true" table:show-details="true"/>
                <table:data-pilot-member table:name="795" table:display="true" table:show-details="true"/>
                <table:data-pilot-member table:name="924" table:display="true" table:show-details="true"/>
                <table:data-pilot-member table:name="1017" table:display="true" table:show-details="true"/>
                <table:data-pilot-member table:name="19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stats_1'.A25:'Pivot Table_stats_1'.B37" table:buttons="'Pivot Table_stats_1'.A25" table:show-filter-button="false" table:drill-down-on-double-click="false">
          <table:source-cell-range table:cell-range-address="stats.B283:stats.D559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2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71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406" table:display="true" table:show-details="true"/>
                <table:data-pilot-member table:name="566" table:display="true" table:show-details="true"/>
                <table:data-pilot-member table:name="1473" table:display="true" table:show-details="true"/>
                <table:data-pilot-member table:name="1474" table:display="true" table:show-details="true"/>
                <table:data-pilot-member table:name="14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_stats_1'.A40:'Pivot Table_stats_1'.B52" table:buttons="'Pivot Table_stats_1'.A40" table:show-filter-button="false" table:drill-down-on-double-click="false">
          <table:source-cell-range table:cell-range-address="stats.B562:stats.D783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104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9" table:display="true" table:show-details="true"/>
                <table:data-pilot-member table:name="162" table:display="true" table:show-details="true"/>
                <table:data-pilot-member table:name="198" table:display="true" table:show-details="true"/>
                <table:data-pilot-member table:name="284" table:display="true" table:show-details="true"/>
                <table:data-pilot-member table:name="703" table:display="true" table:show-details="true"/>
                <table:data-pilot-member table:name="730" table:display="true" table:show-details="true"/>
                <table:data-pilot-member table:name="14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2:05:41.4309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1:44.943928000</dc:date>
    <meta:editing-duration>PT5H47M30S</meta:editing-duration>
    <meta:editing-cycles>2</meta:editing-cycles>
    <meta:generator>LibreOffice/4.3.7.2$MacOSX_x86 LibreOffice_project/8a35821d8636a03b8bf4e15b48f59794652c68ba</meta:generator>
    <meta:document-statistic meta:table-count="2" meta:cell-count="2411" meta:object-count="0"/>
    <meta:user-defined meta:name=""/>
  </office:meta>
</office:document-meta>
</file>